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OleObj9" manifest:media-type="application/octet-stream"/>
  <manifest:file-entry manifest:full-path="OleObj10" manifest:media-type="application/octet-stream"/>
  <manifest:file-entry manifest:full-path="OleObj11" manifest:media-type="application/octet-stream"/>
  <manifest:file-entry manifest:full-path="OleObj12" manifest:media-type="application/octet-stream"/>
  <manifest:file-entry manifest:full-path="OleObj13" manifest:media-type="application/octet-stream"/>
  <manifest:file-entry manifest:full-path="OleObj14"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bold" fo:font-family="'Open Sans'" style:font-family-asian="'Open Sans'" style:font-family-complex="'Open Sans'" fo:background-color="transparent" style:use-window-font-color="true"/>
    </style:style>
    <style:style style:name="T2" style:family="text">
      <style:text-properties fo:font-size="11.00pt" fo:font-weight="bold" fo:font-family="Calibri" style:font-family-asian="Calibri" style:font-family-complex="Calibri" fo:background-color="transparent" style:use-window-font-color="true"/>
    </style:style>
    <style:style style:name="T3" style:family="text">
      <style:text-properties fo:font-size="11.00pt" fo:font-weight="bold" fo:font-family="'Open Sans'" style:font-family-asian="'Open Sans'" style:font-family-complex="'Open Sans'" fo:background-color="transparent" style:use-window-font-color="true"/>
    </style:style>
    <style:style style:name="T4" style:family="text">
      <style:text-properties fo:font-size="11.00pt" fo:font-weight="normal" fo:font-family="'Open Sans'" style:font-family-asian="'Open Sans'" style:font-family-complex="'Open Sans'" fo:background-color="transparent" style:use-window-font-color="true"/>
    </style:style>
    <style:style style:name="T5" style:family="text">
      <style:text-properties fo:font-size="11.00pt" fo:font-weight="bold" fo:font-family="'Open Sans'" style:font-family-asian="'Open Sans'" style:font-family-complex="'Open Sans'" fo:background-color="transparent" style:use-window-font-color="true"/>
    </style:style>
    <style:style style:name="T6" style:family="text">
      <style:text-properties fo:font-size="11.00pt" fo:font-weight="normal" fo:font-family="'Open Sans'" style:font-family-asian="'Open Sans'" style:font-family-complex="'Open Sans'" fo:background-color="transparent" style:use-window-font-color="true"/>
    </style:style>
    <style:style style:name="T7" style:family="text">
      <style:text-properties fo:font-size="11.00pt" fo:font-weight="bold" fo:font-family="'Open Sans'" style:font-family-asian="'Open Sans'" style:font-family-complex="'Open Sans'" fo:background-color="transparent" style:use-window-font-color="true"/>
    </style:style>
    <style:style style:name="T8" style:family="text">
      <style:text-properties fo:font-size="11.00pt" fo:font-weight="normal" fo:font-family="'Open Sans'" style:font-family-asian="'Open Sans'" style:font-family-complex="'Open Sans'" fo:background-color="transparent" style:use-window-font-color="true"/>
    </style:style>
    <style:style style:name="T9" style:family="text">
      <style:text-properties fo:font-size="11.00pt" fo:font-weight="bold" fo:font-family="'Open Sans'" style:font-family-asian="'Open Sans'" style:font-family-complex="'Open Sans'" fo:background-color="transparent" style:use-window-font-color="true"/>
    </style:style>
    <style:style style:name="T10" style:family="text">
      <style:text-properties fo:font-size="11.00pt" fo:font-weight="normal" fo:font-family="'Open Sans'" style:font-family-asian="'Open Sans'" style:font-family-complex="'Open Sans'" fo:background-color="transparent" style:use-window-font-color="true"/>
    </style:style>
    <style:style style:name="T11" style:family="text">
      <style:text-properties fo:font-size="11.00pt" fo:font-weight="bold" fo:font-family="'Open Sans'" style:font-family-asian="'Open Sans'" style:font-family-complex="'Open Sans'" fo:background-color="transparent" style:use-window-font-color="true"/>
    </style:style>
    <style:style style:name="T12" style:family="text">
      <style:text-properties fo:font-size="11.00pt" fo:font-weight="normal" fo:font-family="'Open Sans'" style:font-family-asian="'Open Sans'" style:font-family-complex="'Open Sans'" fo:background-color="transparent" style:use-window-font-color="true"/>
    </style:style>
    <style:style style:name="T13" style:family="text">
      <style:text-properties fo:font-size="11.00pt" fo:font-weight="bold" fo:font-family="'Open Sans'" style:font-family-asian="'Open Sans'" style:font-family-complex="'Open Sans'" fo:background-color="transparent" style:use-window-font-color="true"/>
    </style:style>
    <style:style style:name="T14" style:family="text">
      <style:text-properties fo:font-size="11.00pt" fo:font-weight="normal" fo:font-family="'Open Sans'" style:font-family-asian="'Open Sans'" style:font-family-complex="'Open Sans'" fo:background-color="transparent" style:use-window-font-color="true"/>
    </style:style>
    <style:style style:name="T15" style:family="text">
      <style:text-properties fo:font-size="11.00pt" fo:font-weight="bold" fo:font-family="'Open Sans'" style:font-family-asian="'Open Sans'" style:font-family-complex="'Open Sans'" fo:background-color="transparent" style:use-window-font-color="true"/>
    </style:style>
    <style:style style:name="T16" style:family="text">
      <style:text-properties fo:font-size="11.00pt" fo:font-weight="normal" fo:font-family="'Open Sans'" style:font-family-asian="'Open Sans'" style:font-family-complex="'Open Sans'" fo:background-color="transparent" style:use-window-font-color="true"/>
    </style:style>
    <style:style style:name="T17" style:family="text">
      <style:text-properties fo:font-size="11.00pt" fo:font-weight="bold" fo:font-family="'Open Sans'" style:font-family-asian="'Open Sans'" style:font-family-complex="'Open Sans'" fo:background-color="transparent" style:use-window-font-color="true"/>
    </style:style>
    <style:style style:name="T18" style:family="text">
      <style:text-properties fo:font-size="11.00pt" fo:font-weight="normal" fo:font-family="'Open Sans'" style:font-family-asian="'Open Sans'" style:font-family-complex="'Open Sans'" fo:background-color="transparent" style:use-window-font-color="true"/>
    </style:style>
    <style:style style:name="T19" style:family="text">
      <style:text-properties fo:font-size="11.00pt" fo:font-weight="bold" fo:font-family="'Open Sans'" style:font-family-asian="'Open Sans'" style:font-family-complex="'Open Sans'" fo:background-color="transparent" style:use-window-font-color="true"/>
    </style:style>
    <style:style style:name="T20" style:family="text">
      <style:text-properties fo:font-size="11.00pt" fo:font-weight="normal" fo:font-family="'Open Sans'" style:font-family-asian="'Open Sans'" style:font-family-complex="'Open Sans'" fo:background-color="transparent" style:use-window-font-color="true"/>
    </style:style>
    <style:style style:name="T21" style:family="text">
      <style:text-properties fo:font-size="11.00pt" fo:font-weight="bold" fo:font-family="'Open Sans'" style:font-family-asian="'Open Sans'" style:font-family-complex="'Open Sans'" fo:background-color="transparent" style:use-window-font-color="true"/>
    </style:style>
    <style:style style:name="T22" style:family="text">
      <style:text-properties fo:font-size="11.00pt" fo:font-weight="normal" fo:font-family="'Open Sans'" style:font-family-asian="'Open Sans'" style:font-family-complex="'Open Sans'" fo:background-color="transparent" style:use-window-font-color="true"/>
    </style:style>
    <style:style style:name="T23" style:family="text">
      <style:text-properties fo:font-size="11.00pt" fo:font-weight="bold" fo:font-family="'Open Sans'" style:font-family-asian="'Open Sans'" style:font-family-complex="'Open Sans'" fo:background-color="transparent" style:use-window-font-color="true"/>
    </style:style>
    <style:style style:name="T24" style:family="text">
      <style:text-properties fo:font-size="11.00pt" fo:font-weight="normal" fo:font-family="'Open Sans'" style:font-family-asian="'Open Sans'" style:font-family-complex="'Open Sans'" fo:background-color="transparent" style:use-window-font-color="true"/>
    </style:style>
    <style:style style:name="T25" style:family="text">
      <style:text-properties fo:font-size="11.00pt" fo:font-weight="bold" fo:font-family="'Open Sans'" style:font-family-asian="'Open Sans'" style:font-family-complex="'Open Sans'" fo:background-color="transparent" style:use-window-font-color="true"/>
    </style:style>
    <style:style style:name="T26" style:family="text">
      <style:text-properties fo:font-size="11.00pt" fo:font-weight="normal" fo:font-family="'Open Sans'" style:font-family-asian="'Open Sans'" style:font-family-complex="'Open Sans'" fo:background-color="transparent" style:use-window-font-color="true"/>
    </style:style>
    <style:style style:name="T27" style:family="text">
      <style:text-properties fo:font-size="11.00pt" fo:font-weight="bold" fo:font-family="'Open Sans'" style:font-family-asian="'Open Sans'" style:font-family-complex="'Open Sans'" fo:background-color="transparent" style:use-window-font-color="true"/>
    </style:style>
    <style:style style:name="T28" style:family="text">
      <style:text-properties fo:font-size="11.00pt" fo:font-weight="normal" fo:font-family="'Open Sans'" style:font-family-asian="'Open Sans'" style:font-family-complex="'Open Sans'" fo:background-color="transparent" style:use-window-font-color="true"/>
    </style:style>
    <style:style style:name="T29" style:family="text">
      <style:text-properties fo:font-size="11.00pt" fo:font-weight="bold" fo:font-family="'Open Sans'" style:font-family-asian="'Open Sans'" style:font-family-complex="'Open Sans'" fo:background-color="transparent" style:use-window-font-color="true"/>
    </style:style>
    <style:style style:name="T30" style:family="text">
      <style:text-properties fo:font-size="11.00pt" fo:font-weight="normal" fo:font-family="'Open Sans'" style:font-family-asian="'Open Sans'" style:font-family-complex="'Open Sans'"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fo:font-weight="bold" fo:font-family="'Open Sans'" style:font-family-asian="'Open Sans'" style:font-family-complex="'Open Sans'" fo:background-color="transparent" style:use-window-font-color="true"/>
    </style:style>
    <style:style style:name="T33" style:family="text">
      <style:text-properties fo:font-size="11.00pt" fo:font-weight="normal" fo:font-family="'Open Sans'" style:font-family-asian="'Open Sans'" style:font-family-complex="'Open Sans'"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1.00pt" fo:font-weight="bold" fo:font-family="'Open Sans'" style:font-family-asian="'Open Sans'" style:font-family-complex="'Open Sans'" fo:background-color="transparent" style:use-window-font-color="true"/>
    </style:style>
    <style:style style:name="T36" style:family="text">
      <style:text-properties fo:font-size="11.00pt" fo:font-weight="normal" fo:font-family="'Open Sans'" style:font-family-asian="'Open Sans'" style:font-family-complex="'Open Sans'"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bold" fo:font-family="'Open Sans'" style:font-family-asian="'Open Sans'" style:font-family-complex="'Open Sans'" fo:background-color="transparent" style:use-window-font-color="true"/>
    </style:style>
    <style:style style:name="T39" style:family="text">
      <style:text-properties fo:font-size="11.00pt" fo:font-weight="normal" fo:font-family="'Open Sans'" style:font-family-asian="'Open Sans'" style:font-family-complex="'Open Sans'"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1.00pt" fo:font-weight="bold" fo:font-family="'Open Sans'" style:font-family-asian="'Open Sans'" style:font-family-complex="'Open Sans'" fo:background-color="transparent" style:use-window-font-color="true"/>
    </style:style>
    <style:style style:name="T42" style:family="text">
      <style:text-properties fo:font-size="11.00pt" fo:font-weight="normal" fo:font-family="'Open Sans'" style:font-family-asian="'Open Sans'" style:font-family-complex="'Open Sans'"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1.00pt" fo:font-weight="normal" fo:font-family="'Open Sans'" style:font-family-asian="'Open Sans'" style:font-family-complex="'Open Sans'"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1.00pt" fo:font-weight="normal" fo:font-family="'Open Sans'" style:font-family-asian="'Open Sans'" style:font-family-complex="'Open Sans'"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1.00pt" fo:font-weight="normal" fo:font-family="'Open Sans'" style:font-family-asian="'Open Sans'" style:font-family-complex="'Open Sans'"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1.00pt" fo:font-weight="normal" fo:font-family="'Open Sans'" style:font-family-asian="'Open Sans'" style:font-family-complex="'Open Sans'"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1.00pt" fo:font-weight="normal" fo:font-family="'Open Sans'" style:font-family-asian="'Open Sans'" style:font-family-complex="'Open Sans'" fo:background-color="transparent" style:use-window-font-color="true"/>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1.00pt" fo:font-weight="normal" fo:font-family="'Open Sans'" style:font-family-asian="'Open Sans'" style:font-family-complex="'Open Sans'"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1.00pt" fo:font-weight="normal" fo:font-family="'Open Sans'" style:font-family-asian="'Open Sans'" style:font-family-complex="'Open Sans'" fo:background-color="transparent" style:use-window-font-color="tru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1.00pt" fo:font-weight="normal" fo:font-family="'Open Sans'" style:font-family-asian="'Open Sans'" style:font-family-complex="'Open Sans'"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1.00pt" fo:font-weight="normal" fo:font-family="'Open Sans'" style:font-family-asian="'Open Sans'" style:font-family-complex="'Open Sans'" fo:background-color="transparent" style:use-window-font-color="true"/>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1.00pt" fo:font-weight="normal" fo:font-family="'Open Sans'" style:font-family-asian="'Open Sans'" style:font-family-complex="'Open Sans'"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1.00pt" fo:font-weight="normal" fo:font-family="'Open Sans'" style:font-family-asian="'Open Sans'" style:font-family-complex="'Open Sans'"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justify" fo:margin-bottom="10.00pt"/>
    </style:style>
    <style:style style:name="P3" style:family="paragraph">
      <style:paragraph-properties fo:line-height="115.00%" fo:text-align="center" fo:margin-bottom="10.00pt"/>
    </style:style>
    <style:style style:name="P4" style:family="paragraph">
      <style:paragraph-properties fo:line-height="115.00%" fo:text-align="justify" fo:margin-bottom="10.00pt"/>
    </style:style>
    <style:style style:name="P5" style:family="paragraph">
      <style:paragraph-properties fo:line-height="115.00%" fo:text-align="center" fo:margin-bottom="10.00pt"/>
    </style:style>
    <style:style style:name="P6" style:family="paragraph">
      <style:paragraph-properties fo:line-height="115.00%" fo:text-align="justify" fo:margin-bottom="10.00pt"/>
    </style:style>
    <style:style style:name="P7" style:family="paragraph">
      <style:paragraph-properties fo:line-height="115.00%" fo:text-align="center" fo:margin-bottom="10.00pt"/>
    </style:style>
    <style:style style:name="P8" style:family="paragraph">
      <style:paragraph-properties fo:line-height="115.00%" fo:text-align="justify" fo:margin-bottom="10.00pt"/>
    </style:style>
    <style:style style:name="P9" style:family="paragraph">
      <style:paragraph-properties fo:line-height="115.00%" fo:text-align="center" fo:margin-bottom="10.00pt"/>
    </style:style>
    <style:style style:name="P10" style:family="paragraph">
      <style:paragraph-properties fo:line-height="115.00%" fo:text-align="justify" fo:margin-bottom="10.00pt"/>
    </style:style>
    <style:style style:name="P11" style:family="paragraph">
      <style:paragraph-properties fo:line-height="115.00%" fo:text-align="center" fo:margin-bottom="10.00pt"/>
    </style:style>
    <style:style style:name="P12" style:family="paragraph">
      <style:paragraph-properties fo:line-height="115.00%" fo:text-align="justify" fo:margin-bottom="10.00pt"/>
    </style:style>
    <style:style style:name="P13" style:family="paragraph">
      <style:paragraph-properties fo:line-height="115.00%" fo:text-align="center" fo:margin-bottom="10.00pt"/>
    </style:style>
    <style:style style:name="P14" style:family="paragraph">
      <style:paragraph-properties fo:line-height="115.00%" fo:text-align="justify" fo:margin-bottom="10.00pt"/>
    </style:style>
    <style:style style:name="P15" style:family="paragraph">
      <style:paragraph-properties fo:line-height="115.00%" fo:text-align="center" fo:margin-bottom="10.00pt"/>
    </style:style>
    <style:style style:name="P16" style:family="paragraph">
      <style:paragraph-properties fo:line-height="115.00%" fo:text-align="justify" fo:margin-bottom="10.00pt"/>
    </style:style>
    <style:style style:name="P17" style:family="paragraph">
      <style:paragraph-properties fo:line-height="115.00%" fo:text-align="center" fo:margin-bottom="10.00pt"/>
    </style:style>
    <style:style style:name="P18" style:family="paragraph">
      <style:paragraph-properties fo:line-height="115.00%" fo:text-align="justify" fo:margin-bottom="10.00pt"/>
    </style:style>
    <style:style style:name="P19" style:family="paragraph">
      <style:paragraph-properties fo:line-height="115.00%" fo:text-align="center" fo:margin-bottom="10.00pt"/>
    </style:style>
    <style:style style:name="P20" style:family="paragraph">
      <style:paragraph-properties fo:line-height="115.00%" fo:text-align="justify" fo:margin-bottom="10.00pt"/>
    </style:style>
    <style:style style:name="P21" style:family="paragraph">
      <style:paragraph-properties fo:line-height="115.00%" fo:text-align="center" fo:margin-bottom="10.00pt"/>
    </style:style>
    <style:style style:name="P22" style:family="paragraph">
      <style:paragraph-properties fo:line-height="115.00%" fo:text-align="justify" fo:margin-bottom="10.00pt"/>
    </style:style>
    <style:style style:name="P23" style:family="paragraph">
      <style:paragraph-properties fo:line-height="115.00%" fo:text-align="center" fo:margin-bottom="10.00pt"/>
    </style:style>
    <style:style style:name="P24" style:family="paragraph">
      <style:paragraph-properties fo:line-height="115.00%" fo:text-align="justify" fo:margin-bottom="10.00pt"/>
    </style:style>
    <style:style style:name="P25" style:family="paragraph">
      <style:paragraph-properties fo:line-height="100.00%" fo:text-align="justify" fo:margin-bottom="10.00pt"/>
    </style:style>
    <style:style style:name="P26" style:family="paragraph">
      <style:paragraph-properties fo:line-height="115.00%" fo:text-align="justify" fo:margin-bottom="10.00pt"/>
    </style:style>
    <style:style style:name="P27" style:family="paragraph">
      <style:paragraph-properties fo:line-height="115.00%" fo:text-align="right" fo:margin-bottom="10.00pt"/>
    </style:style>
    <style:style style:name="P28" style:family="paragraph">
      <style:paragraph-properties fo:line-height="115.00%" fo:text-align="justify" fo:margin-bottom="10.00pt"/>
    </style:style>
  </office:automatic-styles>
  <office:body>
    <office:text>
      <text:p text:style-name="P1"><text:span text:style-name="T1">Laboratorio de git<text:s/></text:span><text:span text:style-name="T2">– Programaci</text:span><text:span text:style-name="T3">òn 2</text:span></text:p>
      <text:p text:style-name="P1"><text:span text:style-name="T3">Juan David Rodas Barco</text:span></text:p>
      <text:p text:style-name="P2"><text:span text:style-name="T4">En este laboratorio veremos el manejo de git, una herramienta de control de versionamiento que proporciona a los desarrolladores trabajar, colaborar y versionar software que crean, esto nos da una forma mas clara y permite controlar las versiones de los programas que se crean, esta herramienta es utilizada por el creador del kernel de linux y creador de git Linus Torvalds </text:span></text:p>
      <text:p text:style-name="P2"><text:span text:style-name="T5">Primeros pasos</text:span></text:p>
      <text:p text:style-name="P2"><text:span text:style-name="T6">Instalar GIt: Usare la herramienta portable por su facilidad de realizar los comandos, pero en este<text:s text:c="2"/>este laboratorio de git mostraremos los comandos que se utilizaran para usar esta maravillosa herramienta.</text:span></text:p>
      <text:p text:style-name="P2"><text:span text:style-name="T7">Comandos de git:</text:span></text:p>
      <text:p text:style-name="P2"><text:span text:style-name="T7">git init:</text:span><text:span text:style-name="T8"><text:s/>Inicia el repositorio local</text:span></text:p>
      <text:p text:style-name="P2"><text:span text:style-name="T9">git status:<text:s/></text:span><text:span text:style-name="T10">Muestra el estado del repositorio</text:span></text:p>
      <text:p text:style-name="P2"><text:span text:style-name="T11">git add:</text:span><text:span text:style-name="T12"><text:s/>Agrega los archivos del repositorio</text:span></text:p>
      <text:p text:style-name="P2"><text:span text:style-name="T13">git branch:</text:span><text:span text:style-name="T14"><text:s/>Permite crear las ramas del dispositivo y listarlas segun las que están en el repositorio</text:span></text:p>
      <text:p text:style-name="P2"><text:span text:style-name="T15">git checkout:</text:span><text:span text:style-name="T16"><text:s/>Verifica la rama en la que se encuentra en el repositorio </text:span></text:p>
      <text:p text:style-name="P2"><text:span text:style-name="T17">git config:</text:span><text:span text:style-name="T18"><text:s/>Configura el repositorio, nombre, correo, etc</text:span></text:p>
      <text:p text:style-name="P2"><text:span text:style-name="T19">git commit:</text:span><text:span text:style-name="T20"><text:s/>Agrega comentarios al momento de realizar un cambio</text:span></text:p>
      <text:p text:style-name="P2"><text:span text:style-name="T21">git merge:</text:span><text:span text:style-name="T22"><text:s/>Combina los cambios hechos por otros desarrolladores en el repositorio actual </text:span></text:p>
      <text:p text:style-name="P2"><text:span text:style-name="T23">git pull:</text:span><text:span text:style-name="T24"><text:s/>Sube al repositorio remoto de github</text:span></text:p>
      <text:p text:style-name="P2"><text:span text:style-name="T25">git remote:</text:span><text:span text:style-name="T26"><text:s/>Configura el repositorio remoto de github</text:span></text:p>
      <text:p text:style-name="P2"><text:span text:style-name="T27">git diff:<text:s/></text:span><text:span text:style-name="T28">Compara los archivos que se hayan hecho cambios</text:span></text:p>
      <text:p text:style-name="P2"><text:span text:style-name="T29">git log:</text:span><text:span text:style-name="T30"><text:s text:c="2"/>Muestra los commits realizados en el repositorio local</text:span></text:p>
      <text:p text:style-name="P2"><text:span text:style-name="T31"/></text:p>
      <text:p text:style-name="P2"><text:span text:style-name="T31"/></text:p>
      <text:p text:style-name="P2"><text:span text:style-name="T31"/></text:p>
      <text:p text:style-name="P2"><text:span text:style-name="T31"/></text:p>
      <text:p text:style-name="P2"><text:span text:style-name="T32">Inicio del laboratorio</text:span></text:p>
      <text:p text:style-name="P2"><text:span text:style-name="T33">Veremos como manejar el control de versionamiento nos ayuda de gran manera a manejar y supervisar nuestro trabajo en el repositorio que hayamos creado</text:span></text:p>
      <text:p text:style-name="P3"><draw:frame text:anchor-type="as-char" svg:width="175.95mm" svg:height="58.74mm" style:rel-width="scale" style:rel-height="scale"><draw:object-ole xlink:href="OleObj1"/><draw:image xlink:href="ObjectReplacements/OleObj1"/></draw:frame><text:span text:style-name="T35">Fig1</text:span></text:p>
      <text:p text:style-name="P4"><text:span text:style-name="T36">Con el git status nos muestra el estado de nuestro repositorio, tenemos laboratorio de git.odt, un archivo de python donde ira todo nuestro codigo</text:span></text:p>
      <text:p text:style-name="P5"><draw:frame text:anchor-type="as-char" svg:width="168.01mm" svg:height="77.79mm" style:rel-width="scale" style:rel-height="scale"><draw:object-ole xlink:href="OleObj2"/><draw:image xlink:href="ObjectReplacements/OleObj2"/></draw:frame><text:span text:style-name="T38">Fig2</text:span></text:p>
      <text:p text:style-name="P6"><text:span text:style-name="T39">El git add nos agrega los archivos al repositorio local, los archivos a los cuales se les hara el commit y posteriormente veremos ya los cambios en el repositorio</text:span></text:p>
      <text:p text:style-name="P7"><draw:frame text:anchor-type="as-char" svg:width="141.82mm" svg:height="89.96mm" style:rel-width="scale" style:rel-height="scale"><draw:object-ole xlink:href="OleObj3"/><draw:image xlink:href="ObjectReplacements/OleObj3"/></draw:frame><text:span text:style-name="T41">Fig 3</text:span></text:p>
      <text:p text:style-name="P8"><text:span text:style-name="T42">El control de versiones permite ver los cambios realizados a los archivos, que se le agrega por ejemplo, y como estaba antes del ultimo cambio, ahora configuraremos nuestro repositorio local para ver quien fue el usuario que realizo cambios al archivo </text:span></text:p>
      <text:p text:style-name="P9"><draw:frame text:anchor-type="as-char" svg:width="139.96mm" svg:height="84.40mm" style:rel-width="scale" style:rel-height="scale"><draw:object-ole xlink:href="OleObj4"/><draw:image xlink:href="ObjectReplacements/OleObj4"/></draw:frame><text:span text:style-name="T44">Fig 5</text:span></text:p>
      <text:p text:style-name="P10"><text:span text:style-name="T44">Lo podemos verificar con git status</text:span></text:p>
      <text:p text:style-name="P10"><text:span text:style-name="T45"/></text:p>
      <text:p text:style-name="P10"><text:span text:style-name="T45"/></text:p>
      <text:p text:style-name="P11"><draw:frame text:anchor-type="as-char" svg:width="175.95mm" svg:height="9.79mm" style:rel-width="scale" style:rel-height="scale"><draw:object-ole xlink:href="OleObj5"/><draw:image xlink:href="ObjectReplacements/OleObj5"/></draw:frame><text:span text:style-name="T46">Fig 6</text:span></text:p>
      <text:p text:style-name="P11"><draw:frame text:anchor-type="as-char" svg:width="175.95mm" svg:height="18.26mm" style:rel-width="scale" style:rel-height="scale"><draw:object-ole xlink:href="OleObj6"/><draw:image xlink:href="ObjectReplacements/OleObj6"/></draw:frame><text:span text:style-name="T48">Fig 7</text:span></text:p>
      <text:p text:style-name="P12"><text:span text:style-name="T48">Hicimos nuestro primer commit, como se puede apreciar en la figura se muestra el commit con el id, las inserciones a los archvos, y a que archivos</text:span></text:p>
      <text:p text:style-name="P13"><draw:frame text:anchor-type="as-char" svg:width="175.68mm" svg:height="33.87mm" style:rel-width="scale" style:rel-height="scale"><draw:object-ole xlink:href="OleObj7"/><draw:image xlink:href="ObjectReplacements/OleObj7"/></draw:frame><text:span text:style-name="T50">Fig 8</text:span></text:p>
      <text:p text:style-name="P14"><text:span text:style-name="T50">El git log nos da una perspectiva mas general de los cambios, nos muestra el commit realizado, la rama en la que fue hecho, la persona, y la fecha exacta del commit, ademas el commit que se hizo al momento de agregar los archivos al repositorio</text:span></text:p>
      <text:p text:style-name="P15"><draw:frame text:anchor-type="as-char" svg:width="114.04mm" svg:height="85.46mm" style:rel-width="scale" style:rel-height="scale"><draw:object-ole xlink:href="OleObj8"/><draw:image xlink:href="ObjectReplacements/OleObj8"/></draw:frame><text:span text:style-name="T52">Fig 9</text:span></text:p>
      <text:p text:style-name="P16"><text:span text:style-name="T53"/></text:p>
      <text:p text:style-name="P16"><text:span text:style-name="T54">En la figura anterior se evidencio que se hizo cambios en el archivo app.py, pero quiero devolver el anterior porque hay problemas con este cambio para eso entra el comando git restore, trae el archivo a su estado anterior </text:span></text:p>
      <text:p text:style-name="P17"><draw:frame text:anchor-type="as-char" svg:width="175.95mm" svg:height="82.81mm" style:rel-width="scale" style:rel-height="scale"><draw:object-ole xlink:href="OleObj9"/><draw:image xlink:href="ObjectReplacements/OleObj9"/></draw:frame><text:span text:style-name="T56">Fig 10</text:span></text:p>
      <text:p text:style-name="P18"><text:span text:style-name="T56">Como se muestra en la figura el codigo esta de nuevo en su estado original, por lo que no tenemos que preocuparnos de si se llega a presentar alguna anomalia o para hacer cambios posteriormente</text:span></text:p>
      <text:p text:style-name="P18"><text:span text:style-name="T56">Pero git va mas alla de hacer lo anteriormente mencionado, podemos crear ramas o branches para poder ordenar mejor nuestro trabajo</text:span></text:p>
      <text:p text:style-name="P18"><draw:frame text:anchor-type="as-char" svg:width="126.21mm" svg:height="82.29mm" style:rel-width="scale" style:rel-height="scale"><draw:object-ole xlink:href="OleObj10"/><draw:image xlink:href="ObjectReplacements/OleObj10"/></draw:frame><text:span text:style-name="T57"/></text:p>
      <text:p text:style-name="P18"><text:span text:style-name="T58">En la figura anterior se creo una rama<text:s text:c="2"/>llamada main en la cual agregamos el archivo Laboratorio por lo cual los archivos de la rama master estan seguros por lo que podemos hacer los cambios que queremos en esta rama</text:span></text:p>
      <text:p text:style-name="P19"><draw:frame text:anchor-type="as-char" svg:width="131.76mm" svg:height="107.42mm" style:rel-width="scale" style:rel-height="scale"><draw:object-ole xlink:href="OleObj11"/><draw:image xlink:href="ObjectReplacements/OleObj11"/></draw:frame><text:span text:style-name="T60">Fig 12</text:span></text:p>
      <text:p text:style-name="P20"><text:span text:style-name="T60">En la rama main cambiamos el codigo de app.py, se agrego un metodo que calcula la fecha de nacimiento de la persona, por lo que ahora debemos agregarlo y<text:s text:c="2"/>hacerle commit</text:span></text:p>
      <text:p text:style-name="P21"><draw:frame text:anchor-type="as-char" svg:width="125.68mm" svg:height="70.91mm" style:rel-width="scale" style:rel-height="scale"><draw:object-ole xlink:href="OleObj12"/><draw:image xlink:href="ObjectReplacements/OleObj12"/></draw:frame><text:span text:style-name="T62">Fig 13</text:span></text:p>
      <text:p text:style-name="P22"><text:span text:style-name="T62">En la figura anterior se muestra los commits realizados a la rama main, ahora combinaremos ambos archivos para tener un solo repositorio</text:span></text:p>
      <text:p text:style-name="P23"><text:span text:style-name="T62">Fig 14</text:span></text:p>
      <text:p text:style-name="P24"><text:span text:style-name="T62">Tuvimos éxito aunque como este laboratorio lo realizo de forma individual no podria asegurar su eficacia, pero se evidencia que no hay conflictos en los archivos que hemos realizado el merge por lo que podemos estar seguros de que se agregaron de forma correcta</text:span></text:p>
      <text:p text:style-name="P24"><draw:frame text:anchor-type="as-char" svg:width="128.85mm" svg:height="96.31mm" style:rel-width="scale" style:rel-height="scale"><draw:object-ole xlink:href="OleObj13"/><draw:image xlink:href="ObjectReplacements/OleObj13"/></draw:frame><text:span text:style-name="T63"/></text:p>
      <text:p text:style-name="P24"><text:span text:style-name="T63">Ahora podemos subir al repostorio los cambios realizados, por lo tanto el proceso es el siguiente, primero hacemos un git fetch para que se sincronize, git add para agregar los archivos al repositorio local, git commit para poder documentar el cambio realizado, despues hacemos un pull, para que combine los archivos que se tienen en el repositorio local con el repositorio remoto, y procedemos hacer el git push para subirlo al repositorio remoto</text:span></text:p>
      <text:p text:style-name="P25"><draw:frame text:anchor-type="as-char" svg:width="146.58mm" svg:height="86.25mm" style:rel-width="scale" style:rel-height="scale"><draw:object-ole xlink:href="OleObj14"/><draw:image xlink:href="ObjectReplacements/OleObj14"/></draw:frame><text:span text:style-name="T63"/></text:p>
      <text:p text:style-name="P26"><text:span text:style-name="T63"/></text:p>
      <text:p text:style-name="P26"><text:span text:style-name="T63"/></text:p>
      <text:p text:style-name="P27"><text:span text:style-name="T63"/></text:p>
      <text:p text:style-name="P27"><text:span text:style-name="T63"/></text:p>
      <text:p text:style-name="P27"><text:span text:style-name="T63"/></text:p>
      <text:p text:style-name="P27"><text:span text:style-name="T63"/></text:p>
      <text:p text:style-name="P27"><text:span text:style-name="T63"/></text:p>
      <text:p text:style-name="P27"><text:span text:style-name="T63"/></text:p>
      <text:p text:style-name="P27"><text:span text:style-name="T63"/></text:p>
      <text:p text:style-name="P28"><text:span text:style-name="T63"/></text:p>
      <text:p text:style-name="P28"><text:span text:style-name="T63"/></text:p>
      <text:p text:style-name="P28"><text:span text:style-name="T64">Lo unico que nos queda es subirlo a nuestro repositorio en github</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